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fo:font-size="14pt" fo:font-weight="normal" officeooo:rsid="0011b841" officeooo:paragraph-rsid="0011b841" style:font-weight-asian="normal" style:font-weight-complex="normal"/>
    </style:style>
    <style:style style:name="P2" style:family="paragraph" style:parent-style-name="Standard">
      <style:paragraph-properties fo:line-height="115%" fo:text-align="start" style:justify-single-word="false"/>
      <style:text-properties fo:font-size="14pt" style:text-underline-style="solid" style:text-underline-width="auto" style:text-underline-color="font-color" fo:font-weight="normal" officeooo:rsid="0011b841" officeooo:paragraph-rsid="0011b841" style:font-weight-asian="normal" style:font-weight-complex="normal"/>
    </style:style>
    <style:style style:name="P3" style:family="paragraph" style:parent-style-name="Standard" style:list-style-name="L1">
      <style:paragraph-properties fo:line-height="115%" fo:text-align="start" style:justify-single-word="false"/>
      <style:text-properties fo:font-size="14pt" style:text-underline-style="solid" style:text-underline-width="auto" style:text-underline-color="font-color" fo:font-weight="normal" officeooo:rsid="0011b841" officeooo:paragraph-rsid="0011b841" style:font-weight-asian="normal" style:font-weight-complex="normal"/>
    </style:style>
    <style:style style:name="P4" style:family="paragraph" style:parent-style-name="Standard">
      <style:paragraph-properties fo:line-height="115%" fo:text-align="start" style:justify-single-word="false"/>
      <style:text-properties fo:font-size="14pt" style:text-underline-style="solid" style:text-underline-width="auto" style:text-underline-color="font-color" fo:font-weight="bold" officeooo:rsid="0011b841" officeooo:paragraph-rsid="0011b841" style:font-weight-asian="bold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fo:font-size="14pt" style:text-underline-style="solid" style:text-underline-width="auto" style:text-underline-color="font-color" fo:font-weight="bold" officeooo:rsid="0011b841" officeooo:paragraph-rsid="0011b841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fo:font-size="16pt" style:text-underline-style="solid" style:text-underline-width="auto" style:text-underline-color="font-color" fo:font-weight="bold" officeooo:rsid="0011b841" officeooo:paragraph-rsid="0011b841" style:font-weight-asian="bold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fo:font-size="20pt" fo:font-weight="bold" officeooo:rsid="0011b841" officeooo:paragraph-rsid="0011b841" style:font-weight-asian="bold" style:font-weight-complex="bold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lean Architecture</text:p>
      <text:p text:style-name="P7"/>
      <text:p text:style-name="P1">Princípios para escrever códigos fáceis de manter, testar e utilizar.</text:p>
      <text:p text:style-name="P1">Seguindo um padrão de camadas para cada um dos elementos dentro de sua aplicação.</text:p>
      <text:p text:style-name="P1"/>
      <text:p text:style-name="P1">Separa os elementos da produção de um software em diferentes camadas.</text:p>
      <text:p text:style-name="P2">Objetivo<text:span text:style-name="T1">: dar aos desenvolvedores uma maneira de organizar o código de forma a encapsular a lógica do negócio e manter separada dos outros mecanismos.</text:span></text:p>
      <text:p text:style-name="P2"><text:span text:style-name="T1"/></text:p>
      <text:p text:style-name="P2"><text:span text:style-name="T1">Criada por Robert C. Martin</text:span></text:p>
      <text:p text:style-name="P2"><text:span text:style-name="T1"/></text:p>
      <text:p text:style-name="P2"><text:span text:style-name="T1">Tenta prover uma metodologia com um custo-benefício voltado a desenvolver código de qualidade.</text:span></text:p>
      <text:p text:style-name="P2"><text:span text:style-name="T1"/></text:p>
      <text:p text:style-name="P2"><text:span text:style-name="T1">Níveis ou camadas da arquitetura limpa são organizada de maneira não específica.</text:span></text:p>
      <text:p text:style-name="P2"><text:span text:style-name="T1">Ou seja, não possui um número definido de camadas.</text:span></text:p>
      <text:p text:style-name="P2"><text:span text:style-name="T1">Níveis mais externos devem possuir mecanismos ou implementações de níveis mais inferiores.</text:span></text:p>
      <text:p text:style-name="P2"><text:span text:style-name="T1"/></text:p>
      <text:p text:style-name="P5"><text:span text:style-name="T1">Principal Vantagem</text:span></text:p>
      <text:p text:style-name="P2"><text:span text:style-name="T1">Podemos desenvolver nossa aplicação independente da arquitetura.</text:span></text:p>
      <text:p text:style-name="P2"><text:span text:style-name="T1">Ou seja, podemos gerar uma independência dos elementos da aplicação onde o desenvolvimento de um não impacta o desenvolvimento de outros elementos em outras camadas.</text:span></text:p>
      <text:p text:style-name="P2"><text:span text:style-name="T1"/></text:p>
      <text:p text:style-name="P4"><text:span text:style-name="T1">Principal Regra</text:span></text:p>
      <text:p text:style-name="P2"><text:span text:style-name="T1">Dependências de código podem acabar indo de uam camada para outra.</text:span></text:p>
      <text:p text:style-name="P2"><text:span text:style-name="T1">Códigos das camadas mais internas não possuem conhecimento das funções das camadas exteriores.</text:span></text:p>
      <text:p text:style-name="P2"><text:span text:style-name="T1"/></text:p>
      <text:p text:style-name="P6"><text:span text:style-name="T1">Vantagens:</text:span></text:p>
      <text:list text:style-name="L1">
        <text:list-item>
          <text:p text:style-name="P3"><text:span text:style-name="T1">Independência da interface de usuário.</text:span></text:p>
        </text:list-item>
        <text:list-item>
          <text:p text:style-name="P3"><text:span text:style-name="T1">Independência do banco de dados.</text:span></text:p>
        </text:list-item>
        <text:list-item>
          <text:p text:style-name="P3"><text:span text:style-name="T1">Independência de qualquer agente extern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3T11:37:33.779000000</meta:creation-date>
    <dc:date>2023-11-13T11:50:02.854000000</dc:date>
    <meta:editing-duration>PT12M30S</meta:editing-duration>
    <meta:editing-cycles>1</meta:editing-cycles>
    <meta:document-statistic meta:table-count="0" meta:image-count="0" meta:object-count="0" meta:page-count="1" meta:paragraph-count="20" meta:word-count="191" meta:character-count="1274" meta:non-whitespace-character-count="1106"/>
    <meta:generator>LibreOffice/7.6.2.1$Windows_X86_64 LibreOffice_project/56f7684011345957bbf33a7ee678afaf4d2ba333</meta:generator>
  </office:meta>
</office:document-meta>
</file>